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4E2000004E217B1514E9DC19493.png" manifest:media-type="image/png"/>
  <manifest:file-entry manifest:full-path="Pictures/1000000000000183000000829780FC09D6E14204.png" manifest:media-type="image/png"/>
  <manifest:file-entry manifest:full-path="Pictures/10000000000000ED000000D4F0C7F0D31D7C8FA5.png" manifest:media-type="image/png"/>
  <manifest:file-entry manifest:full-path="Pictures/10000000000001480000009A3F4AD43EDE573E61.png" manifest:media-type="image/png"/>
  <manifest:file-entry manifest:full-path="Pictures/10000000000001400000009EEED5ACEE0134DE3C.png" manifest:media-type="image/png"/>
  <manifest:file-entry manifest:full-path="Pictures/1000000000000438000004F329B87F2C731BC49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399cm" svg:height="4.5cm" svg:x="3.832cm" svg:y="1.5cm">
          <draw:image xlink:href="Pictures/1000000000000183000000829780FC09D6E14204.png" xlink:type="simple" xlink:show="embed" xlink:actuate="onLoad" draw:mime-type="image/png">
            <text:p/>
          </draw:image>
        </draw:frame>
        <draw:frame draw:style-name="gr2" draw:text-style-name="P2" draw:layer="layout" svg:width="14.75cm" svg:height="15.25cm" svg:x="3.5cm" svg:y="5.75cm">
          <draw:image xlink:href="Pictures/10000000000004E2000004E217B1514E9DC19493.png" xlink:type="simple" xlink:show="embed" xlink:actuate="onLoad" draw:mime-type="image/png">
            <text:p/>
          </draw:image>
        </draw:frame>
        <draw:frame draw:style-name="gr2" draw:text-style-name="P2" draw:layer="layout" svg:width="4.285cm" svg:height="2.115cm" svg:x="15.715cm" svg:y="24.635cm">
          <draw:image xlink:href="Pictures/10000000000001400000009EEED5ACEE0134DE3C.png" xlink:type="simple" xlink:show="embed" xlink:actuate="onLoad" draw:mime-type="image/png">
            <text:p/>
          </draw:image>
        </draw:frame>
        <draw:frame draw:style-name="gr2" draw:text-style-name="P2" draw:layer="layout" svg:width="5.57cm" svg:height="6.534cm" svg:x="1.25cm" svg:y="21.75cm">
          <draw:image xlink:href="Pictures/1000000000000438000004F329B87F2C731BC490.png" xlink:type="simple" xlink:show="embed" xlink:actuate="onLoad" draw:mime-type="image/png">
            <text:p/>
          </draw:image>
        </draw:frame>
        <draw:frame draw:style-name="gr2" draw:text-style-name="P2" draw:layer="layout" svg:width="4cm" svg:height="1.878cm" svg:x="15.75cm" svg:y="21.5cm">
          <draw:image xlink:href="Pictures/10000000000001480000009A3F4AD43EDE573E61.png" xlink:type="simple" xlink:show="embed" xlink:actuate="onLoad" draw:mime-type="image/png">
            <text:p/>
          </draw:image>
        </draw:frame>
        <draw:frame draw:style-name="gr2" draw:text-style-name="P2" draw:layer="layout" svg:width="8.016cm" svg:height="7.169cm" svg:x="7.484cm" svg:y="21.317cm">
          <draw:image xlink:href="Pictures/10000000000000ED000000D4F0C7F0D31D7C8FA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4T19:15:37.523000000</meta:creation-date>
    <dc:date>2023-04-13T10:59:05.749000000</dc:date>
    <meta:editing-duration>PT21M3S</meta:editing-duration>
    <meta:editing-cycles>3</meta:editing-cycles>
    <meta:generator>LibreOffice/7.5.0.3$Windows_X86_64 LibreOffice_project/c21113d003cd3efa8c53188764377a8272d9d6de</meta:generator>
    <meta:document-statistic meta:object-count="6"/>
  </office:meta>
</office:document-meta>
</file>